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8.0194in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9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2bdfd90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34" style:family="paragraph" style:parent-style-name="Standard">
      <style:text-properties style:font-name="Palatino Linotype" officeooo:paragraph-rsid="0291f80e"/>
    </style:style>
    <style:style style:name="P35" style:family="paragraph" style:parent-style-name="Standard">
      <style:text-properties style:font-name="Palatino Linotype" officeooo:paragraph-rsid="028e9376"/>
    </style:style>
    <style:style style:name="P36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45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91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9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98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02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8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2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2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2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2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2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2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2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0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1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2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1235414" officeooo:paragraph-rsid="01235414"/>
    </style:style>
    <style:style style:name="P1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0ffecf3"/>
    </style:style>
    <style:style style:name="P1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9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51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5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6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7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8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6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6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6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6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6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6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6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6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6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7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7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7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7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75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7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7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82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83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84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85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20f9139" style:font-weight-asian="normal" style:font-weight-complex="normal"/>
    </style:style>
    <style:style style:name="T7" style:family="text">
      <style:text-properties fo:font-weight="normal" officeooo:rsid="0212018c" style:font-weight-asian="normal" style:font-weight-complex="normal"/>
    </style:style>
    <style:style style:name="T8" style:family="text">
      <style:text-properties fo:font-weight="normal" officeooo:rsid="025df0ae" style:font-weight-asian="normal" style:font-weight-complex="normal"/>
    </style:style>
    <style:style style:name="T9" style:family="text">
      <style:text-properties fo:font-weight="normal" officeooo:rsid="02090fdd" style:font-weight-asian="normal" style:font-weight-complex="normal"/>
    </style:style>
    <style:style style:name="T10" style:family="text">
      <style:text-properties fo:font-weight="normal" officeooo:rsid="001f533b" style:font-weight-asian="normal" style:font-weight-complex="normal"/>
    </style:style>
    <style:style style:name="T11" style:family="text">
      <style:text-properties fo:font-weight="normal" officeooo:rsid="02c27ebe" style:font-weight-asian="normal" style:font-weight-complex="normal"/>
    </style:style>
    <style:style style:name="T12" style:family="text">
      <style:text-properties fo:font-weight="normal" officeooo:rsid="02c37fd4" style:font-weight-asian="normal" style:font-weight-complex="normal"/>
    </style:style>
    <style:style style:name="T13" style:family="text">
      <style:text-properties fo:font-weight="normal" officeooo:rsid="02c38b95" style:font-weight-asian="normal" style:font-weight-complex="normal"/>
    </style:style>
    <style:style style:name="T14" style:family="text">
      <style:text-properties fo:font-weight="normal" officeooo:rsid="02c554c0" style:font-weight-asian="normal" style:font-weight-complex="normal"/>
    </style:style>
    <style:style style:name="T15" style:family="text">
      <style:text-properties style:use-window-font-color="true" fo:font-weight="normal" officeooo:rsid="02232b04" style:font-weight-asian="normal" style:font-weight-complex="normal"/>
    </style:style>
    <style:style style:name="T16" style:family="text">
      <style:text-properties style:use-window-font-color="true" fo:font-weight="normal" officeooo:rsid="02241c39" style:font-weight-asian="normal" style:font-weight-complex="normal"/>
    </style:style>
    <style:style style:name="T17" style:family="text">
      <style:text-properties style:use-window-font-color="true" style:font-name="Palatino Linotype"/>
    </style:style>
    <style:style style:name="T18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9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20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1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2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23" style:family="text">
      <style:text-properties style:use-window-font-color="true" style:font-name="Palatino Linotype" officeooo:rsid="0203ae44"/>
    </style:style>
    <style:style style:name="T24" style:family="text">
      <style:text-properties style:use-window-font-color="true" style:font-name="Palatino Linotype" officeooo:rsid="021b28a6"/>
    </style:style>
    <style:style style:name="T25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26" style:family="text">
      <style:text-properties style:use-window-font-color="true" style:font-name="Palatino Linotype" officeooo:rsid="02232b04"/>
    </style:style>
    <style:style style:name="T27" style:family="text">
      <style:text-properties style:use-window-font-color="true" style:font-name="Palatino Linotype" fo:font-weight="bold" style:font-weight-asian="bold" style:font-weight-complex="bold"/>
    </style:style>
    <style:style style:name="T28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0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officeooo:rsid="00ffecf3" style:font-style-asian="normal" style:font-style-complex="normal"/>
    </style:style>
    <style:style style:name="T3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color="#000000" style:font-name="Palatino Linotype"/>
    </style:style>
    <style:style style:name="T34" style:family="text">
      <style:text-properties fo:color="#000000" style:font-name="Palatino Linotype" fo:font-size="10pt" style:font-size-asian="10pt" style:font-size-complex="10pt"/>
    </style:style>
    <style:style style:name="T35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9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0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41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42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43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1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62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63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64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65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officeooo:rsid="0108c802"/>
    </style:style>
    <style:style style:name="T76" style:family="text">
      <style:text-properties fo:color="#000000" style:font-name="Palatino Linotype" fo:font-weight="bold" officeooo:rsid="025ec393" fo:background-color="transparent" loext:char-shading-value="0" style:font-weight-asian="bold" style:font-weight-complex="bold"/>
    </style:style>
    <style:style style:name="T77" style:family="text">
      <style:text-properties fo:color="#000000" style:font-name="Palatino Linotype" fo:font-weight="bold" officeooo:rsid="025c45a1" fo:background-color="transparent" loext:char-shading-value="0" style:font-weight-asian="bold" style:font-weight-complex="bold"/>
    </style:style>
    <style:style style:name="T78" style:family="text">
      <style:text-properties fo:color="#000000" style:font-name="Palatino Linotype" fo:font-weight="bold" officeooo:rsid="025a7e14" fo:background-color="transparent" loext:char-shading-value="0" style:font-weight-asian="bold" style:font-weight-complex="bold"/>
    </style:style>
    <style:style style:name="T79" style:family="text">
      <style:text-properties fo:color="#000000" style:font-name="Palatino Linotype" fo:font-weight="bold" officeooo:rsid="020f9139" fo:background-color="transparent" loext:char-shading-value="0" style:font-weight-asian="bold" style:font-weight-complex="bold"/>
    </style:style>
    <style:style style:name="T80" style:family="text">
      <style:text-properties fo:color="#000000" style:font-name="Palatino Linotype" fo:background-color="transparent" loext:char-shading-value="0"/>
    </style:style>
    <style:style style:name="T81" style:family="text">
      <style:text-properties fo:color="#000000" style:font-name="Palatino Linotype" officeooo:rsid="025a7e14" fo:background-color="transparent" loext:char-shading-value="0"/>
    </style:style>
    <style:style style:name="T82" style:family="text">
      <style:text-properties fo:color="#000000" style:font-name="Palatino Linotype" officeooo:rsid="020f9139" fo:background-color="transparent" loext:char-shading-value="0"/>
    </style:style>
    <style:style style:name="T83" style:family="text">
      <style:text-properties fo:color="#000000" style:font-name="Palatino Linotype" officeooo:rsid="02444033" fo:background-color="transparent" loext:char-shading-value="0"/>
    </style:style>
    <style:style style:name="T84" style:family="text">
      <style:text-properties fo:color="#000000" style:font-name="Palatino Linotype" officeooo:rsid="02a220f3" fo:background-color="transparent" loext:char-shading-value="0"/>
    </style:style>
    <style:style style:name="T85" style:family="text">
      <style:text-properties fo:color="#000000" style:font-name="Palatino Linotype" officeooo:rsid="02a1fc62" fo:background-color="transparent" loext:char-shading-value="0"/>
    </style:style>
    <style:style style:name="T86" style:family="text">
      <style:text-properties fo:color="#000000" style:font-name="Palatino Linotype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87" style:family="text">
      <style:text-properties fo:color="#000000" style:font-name="Palatino Linotype" fo:font-weight="normal" style:font-weight-asian="normal" style:font-weight-complex="normal"/>
    </style:style>
    <style:style style:name="T88" style:family="text">
      <style:text-properties fo:color="#000000" style:font-name="Palatino Linotype" fo:font-weight="normal" officeooo:rsid="020f9139" style:font-weight-asian="normal" style:font-weight-complex="normal"/>
    </style:style>
    <style:style style:name="T89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90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91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92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93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94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95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96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97" style:family="text">
      <style:text-properties fo:color="#000000" fo:font-size="10pt" fo:background-color="transparent" loext:char-shading-value="0" style:font-size-asian="10pt" style:font-size-complex="10pt"/>
    </style:style>
    <style:style style:name="T98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99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00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01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02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03" style:family="text">
      <style:text-properties officeooo:rsid="0026f121"/>
    </style:style>
    <style:style style:name="T104" style:family="text">
      <style:text-properties officeooo:rsid="002922b2"/>
    </style:style>
    <style:style style:name="T105" style:family="text">
      <style:text-properties officeooo:rsid="002b529c"/>
    </style:style>
    <style:style style:name="T106" style:family="text">
      <style:text-properties officeooo:rsid="00310b77"/>
    </style:style>
    <style:style style:name="T107" style:family="text">
      <style:text-properties officeooo:rsid="00354f96"/>
    </style:style>
    <style:style style:name="T108" style:family="text">
      <style:text-properties officeooo:rsid="00583f4a"/>
    </style:style>
    <style:style style:name="T109" style:family="text">
      <style:text-properties officeooo:rsid="005da7c2"/>
    </style:style>
    <style:style style:name="T110" style:family="text">
      <style:text-properties officeooo:rsid="0062f05c"/>
    </style:style>
    <style:style style:name="T111" style:family="text">
      <style:text-properties officeooo:rsid="006967fa"/>
    </style:style>
    <style:style style:name="T112" style:family="text">
      <style:text-properties officeooo:rsid="0074ed6a"/>
    </style:style>
    <style:style style:name="T113" style:family="text">
      <style:text-properties officeooo:rsid="0087c0e9"/>
    </style:style>
    <style:style style:name="T114" style:family="text">
      <style:text-properties officeooo:rsid="0088d114"/>
    </style:style>
    <style:style style:name="T115" style:family="text">
      <style:text-properties officeooo:rsid="008bcb31"/>
    </style:style>
    <style:style style:name="T116" style:family="text">
      <style:text-properties officeooo:rsid="008f96fd"/>
    </style:style>
    <style:style style:name="T117" style:family="text">
      <style:text-properties officeooo:rsid="00944f62"/>
    </style:style>
    <style:style style:name="T118" style:family="text">
      <style:text-properties officeooo:rsid="00c1f480"/>
    </style:style>
    <style:style style:name="T119" style:family="text">
      <style:text-properties officeooo:rsid="00c38da0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fo:font-style="normal" officeooo:rsid="00c69759" style:font-style-asian="normal" style:font-style-complex="normal"/>
    </style:style>
    <style:style style:name="T122" style:family="text">
      <style:text-properties fo:font-style="normal" officeooo:rsid="00c8cfcb" style:font-style-asian="normal" style:font-style-complex="normal"/>
    </style:style>
    <style:style style:name="T123" style:family="text">
      <style:text-properties fo:font-style="normal" officeooo:rsid="00ec0be4" style:font-style-asian="normal" style:font-style-complex="normal"/>
    </style:style>
    <style:style style:name="T124" style:family="text">
      <style:text-properties fo:font-style="normal" officeooo:rsid="01235414" style:font-style-asian="normal" style:font-style-complex="normal"/>
    </style:style>
    <style:style style:name="T125" style:family="text">
      <style:text-properties fo:font-style="normal" officeooo:rsid="011e084e" style:font-style-asian="normal" style:font-style-complex="normal"/>
    </style:style>
    <style:style style:name="T126" style:family="text">
      <style:text-properties fo:font-style="normal" officeooo:rsid="01e19718" style:font-style-asian="normal" style:font-style-complex="normal"/>
    </style:style>
    <style:style style:name="T127" style:family="text">
      <style:text-properties fo:font-style="normal" officeooo:rsid="024d426c" style:font-style-asian="normal" style:font-style-complex="normal"/>
    </style:style>
    <style:style style:name="T128" style:family="text">
      <style:text-properties fo:font-style="normal" officeooo:rsid="0250a7aa" style:font-style-asian="normal" style:font-style-complex="normal"/>
    </style:style>
    <style:style style:name="T129" style:family="text">
      <style:text-properties fo:font-style="normal" style:text-underline-style="none" style:font-style-asian="normal" style:font-style-complex="normal"/>
    </style:style>
    <style:style style:name="T130" style:family="text">
      <style:text-properties fo:font-style="normal" style:text-underline-style="none" officeooo:rsid="00ec0be4" style:font-style-asian="normal" style:font-style-complex="normal"/>
    </style:style>
    <style:style style:name="T131" style:family="text">
      <style:text-properties fo:font-style="normal" style:text-underline-style="none" officeooo:rsid="00ffecf3" style:font-style-asian="normal" style:font-style-complex="normal"/>
    </style:style>
    <style:style style:name="T132" style:family="text">
      <style:text-properties fo:font-style="normal" style:text-underline-style="none" officeooo:rsid="024d426c" style:font-style-asian="normal" style:font-style-complex="normal"/>
    </style:style>
    <style:style style:name="T133" style:family="text">
      <style:text-properties fo:font-style="normal" style:text-underline-style="none" officeooo:rsid="027f96a4" style:font-style-asian="normal" style:font-style-complex="normal"/>
    </style:style>
    <style:style style:name="T13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0" style:family="text">
      <style:text-properties style:text-underline-style="solid" style:text-underline-width="auto" style:text-underline-color="font-color"/>
    </style:style>
    <style:style style:name="T141" style:family="text">
      <style:text-properties style:text-underline-style="solid" style:text-underline-width="auto" style:text-underline-color="font-color" officeooo:rsid="002979bd"/>
    </style:style>
    <style:style style:name="T142" style:family="text">
      <style:text-properties style:text-underline-style="solid" style:text-underline-width="auto" style:text-underline-color="font-color" officeooo:rsid="00c1f480"/>
    </style:style>
    <style:style style:name="T143" style:family="text">
      <style:text-properties style:text-underline-style="solid" style:text-underline-width="auto" style:text-underline-color="font-color" officeooo:rsid="01096a7a"/>
    </style:style>
    <style:style style:name="T144" style:family="text">
      <style:text-properties style:text-underline-style="solid" style:text-underline-width="auto" style:text-underline-color="font-color" officeooo:rsid="013dee83"/>
    </style:style>
    <style:style style:name="T145" style:family="text">
      <style:text-properties style:text-underline-style="solid" style:text-underline-width="auto" style:text-underline-color="font-color" officeooo:rsid="016137c7"/>
    </style:style>
    <style:style style:name="T146" style:family="text">
      <style:text-properties officeooo:rsid="01096a7a"/>
    </style:style>
    <style:style style:name="T147" style:family="text">
      <style:text-properties officeooo:rsid="012078fb"/>
    </style:style>
    <style:style style:name="T148" style:family="text">
      <style:text-properties fo:background-color="transparent" loext:char-shading-value="0"/>
    </style:style>
    <style:style style:name="T149" style:family="text">
      <style:text-properties officeooo:rsid="017dafe5" fo:background-color="transparent" loext:char-shading-value="0"/>
    </style:style>
    <style:style style:name="T150" style:family="text">
      <style:text-properties officeooo:rsid="01294f5b"/>
    </style:style>
    <style:style style:name="T151" style:family="text">
      <style:text-properties officeooo:rsid="0136ba4e"/>
    </style:style>
    <style:style style:name="T152" style:family="text">
      <style:text-properties officeooo:rsid="013f9640"/>
    </style:style>
    <style:style style:name="T153" style:family="text">
      <style:text-properties fo:font-variant="normal" fo:text-transform="none" fo:color="#000000" fo:letter-spacing="normal" officeooo:rsid="0143c357"/>
    </style:style>
    <style:style style:name="T154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55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6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57" style:family="text">
      <style:text-properties officeooo:rsid="01415871"/>
    </style:style>
    <style:style style:name="T158" style:family="text">
      <style:text-properties officeooo:rsid="0143c357"/>
    </style:style>
    <style:style style:name="T159" style:family="text">
      <style:text-properties officeooo:rsid="014fcb86"/>
    </style:style>
    <style:style style:name="T160" style:family="text">
      <style:text-properties officeooo:rsid="0152f2ad"/>
    </style:style>
    <style:style style:name="T161" style:family="text">
      <style:text-properties officeooo:rsid="015e1941"/>
    </style:style>
    <style:style style:name="T162" style:family="text">
      <style:text-properties officeooo:rsid="0167ecc5"/>
    </style:style>
    <style:style style:name="T163" style:family="text">
      <style:text-properties officeooo:rsid="016e7392"/>
    </style:style>
    <style:style style:name="T164" style:family="text">
      <style:text-properties officeooo:rsid="017ad915"/>
    </style:style>
    <style:style style:name="T165" style:family="text">
      <style:text-properties officeooo:rsid="017df1c7"/>
    </style:style>
    <style:style style:name="T166" style:family="text">
      <style:text-properties officeooo:rsid="017e0cc5"/>
    </style:style>
    <style:style style:name="T167" style:family="text">
      <style:text-properties officeooo:rsid="018449d6"/>
    </style:style>
    <style:style style:name="T168" style:family="text">
      <style:text-properties officeooo:rsid="01a64a49"/>
    </style:style>
    <style:style style:name="T169" style:family="text">
      <style:text-properties officeooo:rsid="013dee83"/>
    </style:style>
    <style:style style:name="T170" style:family="text">
      <style:text-properties style:text-underline-style="none"/>
    </style:style>
    <style:style style:name="T171" style:family="text">
      <style:text-properties officeooo:rsid="01d4ab70"/>
    </style:style>
    <style:style style:name="T172" style:family="text">
      <style:text-properties officeooo:rsid="01d86f97"/>
    </style:style>
    <style:style style:name="T173" style:family="text">
      <style:text-properties officeooo:rsid="01d9d10b"/>
    </style:style>
    <style:style style:name="T174" style:family="text">
      <style:text-properties officeooo:rsid="01e0fbc1"/>
    </style:style>
    <style:style style:name="T175" style:family="text">
      <style:text-properties officeooo:rsid="01f272ca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officeooo:rsid="02907ad1" style:font-style-asian="italic" style:font-style-complex="italic"/>
    </style:style>
    <style:style style:name="T178" style:family="text">
      <style:text-properties fo:font-style="italic" officeooo:rsid="0291c6c0" style:font-style-asian="italic" style:font-style-complex="italic"/>
    </style:style>
    <style:style style:name="T179" style:family="text">
      <style:text-properties officeooo:rsid="02090fdd"/>
    </style:style>
    <style:style style:name="T180" style:family="text">
      <style:text-properties officeooo:rsid="020e9077"/>
    </style:style>
    <style:style style:name="T181" style:family="text">
      <style:text-properties officeooo:rsid="020f9139"/>
    </style:style>
    <style:style style:name="T182" style:family="text">
      <style:text-properties officeooo:rsid="022b0869"/>
    </style:style>
    <style:style style:name="T183" style:family="text">
      <style:text-properties officeooo:rsid="02478cff"/>
    </style:style>
    <style:style style:name="T184" style:family="text">
      <style:text-properties officeooo:rsid="02007c83"/>
    </style:style>
    <style:style style:name="T185" style:family="text">
      <style:text-properties officeooo:rsid="024be79a"/>
    </style:style>
    <style:style style:name="T186" style:family="text">
      <style:text-properties officeooo:rsid="024d426c"/>
    </style:style>
    <style:style style:name="T187" style:family="text">
      <style:text-properties officeooo:rsid="024ede48"/>
    </style:style>
    <style:style style:name="T188" style:family="text">
      <style:text-properties officeooo:rsid="02517226"/>
    </style:style>
    <style:style style:name="T189" style:family="text">
      <style:text-properties officeooo:rsid="0251c3b5"/>
    </style:style>
    <style:style style:name="T190" style:family="text">
      <style:text-properties officeooo:rsid="0252245d"/>
    </style:style>
    <style:style style:name="T191" style:family="text">
      <style:text-properties officeooo:rsid="02536359"/>
    </style:style>
    <style:style style:name="T192" style:family="text">
      <style:text-properties officeooo:rsid="0254eee5"/>
    </style:style>
    <style:style style:name="T193" style:family="text">
      <style:text-properties officeooo:rsid="02567e97"/>
    </style:style>
    <style:style style:name="T194" style:family="text">
      <style:text-properties officeooo:rsid="0257b0db"/>
    </style:style>
    <style:style style:name="T195" style:family="text">
      <style:text-properties officeooo:rsid="01f3b3e2"/>
    </style:style>
    <style:style style:name="T196" style:family="text">
      <style:text-properties officeooo:rsid="025a7e14"/>
    </style:style>
    <style:style style:name="T197" style:family="text">
      <style:text-properties officeooo:rsid="001f533b"/>
    </style:style>
    <style:style style:name="T198" style:family="text">
      <style:text-properties officeooo:rsid="025edec6"/>
    </style:style>
    <style:style style:name="T199" style:family="text">
      <style:text-properties officeooo:rsid="026078b5"/>
    </style:style>
    <style:style style:name="T200" style:family="text">
      <style:text-properties officeooo:rsid="0261ad3d"/>
    </style:style>
    <style:style style:name="T201" style:family="text">
      <style:text-properties officeooo:rsid="02681ef8"/>
    </style:style>
    <style:style style:name="T202" style:family="text">
      <style:text-properties officeooo:rsid="026cf407"/>
    </style:style>
    <style:style style:name="T203" style:family="text">
      <style:text-properties officeooo:rsid="026f059b"/>
    </style:style>
    <style:style style:name="T204" style:family="text">
      <style:text-properties officeooo:rsid="0275d943"/>
    </style:style>
    <style:style style:name="T205" style:family="text">
      <style:text-properties officeooo:rsid="027698ea"/>
    </style:style>
    <style:style style:name="T206" style:family="text">
      <style:text-properties officeooo:rsid="027ade4e"/>
    </style:style>
    <style:style style:name="T207" style:family="text">
      <style:text-properties officeooo:rsid="027ae7ba"/>
    </style:style>
    <style:style style:name="T208" style:family="text">
      <style:text-properties officeooo:rsid="027c8bd9"/>
    </style:style>
    <style:style style:name="T209" style:family="text">
      <style:text-properties officeooo:rsid="02894c87"/>
    </style:style>
    <style:style style:name="T210" style:family="text">
      <style:text-properties officeooo:rsid="028da65a"/>
    </style:style>
    <style:style style:name="T211" style:family="text">
      <style:text-properties officeooo:rsid="028fa9e8"/>
    </style:style>
    <style:style style:name="T212" style:family="text">
      <style:text-properties officeooo:rsid="02907ad1"/>
    </style:style>
    <style:style style:name="T213" style:family="text">
      <style:text-properties officeooo:rsid="0291c6c0"/>
    </style:style>
    <style:style style:name="T214" style:family="text">
      <style:text-properties officeooo:rsid="0291d858"/>
    </style:style>
    <style:style style:name="T215" style:family="text">
      <style:text-properties officeooo:rsid="0292b183"/>
    </style:style>
    <style:style style:name="T216" style:family="text">
      <style:text-properties officeooo:rsid="025df0ae"/>
    </style:style>
    <style:style style:name="T217" style:family="text">
      <style:text-properties officeooo:rsid="02a110d1"/>
    </style:style>
    <style:style style:name="T218" style:family="text">
      <style:text-properties officeooo:rsid="02a220f3"/>
    </style:style>
    <style:style style:name="T219" style:family="text">
      <style:text-properties officeooo:rsid="02a55a6a"/>
    </style:style>
    <style:style style:name="T220" style:family="text">
      <style:text-properties officeooo:rsid="02b950c4"/>
    </style:style>
    <style:style style:name="T221" style:family="text">
      <style:text-properties officeooo:rsid="02baebe2"/>
    </style:style>
    <style:style style:name="T222" style:family="text">
      <style:text-properties officeooo:rsid="02bb6542"/>
    </style:style>
    <style:style style:name="T223" style:family="text">
      <style:text-properties style:font-name="Palatino Linotype"/>
    </style:style>
    <style:style style:name="T224" style:family="text">
      <style:text-properties style:font-name="Palatino Linotype" fo:font-size="10pt" style:font-size-asian="10pt" style:font-size-complex="10pt"/>
    </style:style>
    <style:style style:name="T225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26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27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28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29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30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31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32" style:family="text">
      <style:text-properties style:font-name="Palatino Linotype" fo:font-weight="bold" style:font-weight-asian="bold" style:font-weight-complex="bold"/>
    </style:style>
    <style:style style:name="T233" style:family="text">
      <style:text-properties style:font-name="Palatino Linotype" fo:font-weight="bold" officeooo:rsid="0231e4a0" style:font-weight-asian="bold" style:font-weight-complex="bold"/>
    </style:style>
    <style:style style:name="T234" style:family="text">
      <style:text-properties style:font-name="Palatino Linotype" fo:font-weight="bold" officeooo:rsid="0226373f" style:font-weight-asian="bold" style:font-weight-complex="bold"/>
    </style:style>
    <style:style style:name="T235" style:family="text">
      <style:text-properties style:font-name="Palatino Linotype" fo:font-weight="normal" style:font-weight-asian="normal" style:font-weight-complex="normal"/>
    </style:style>
    <style:style style:name="T236" style:family="text">
      <style:text-properties style:font-name="Palatino Linotype" fo:font-weight="normal" officeooo:rsid="021b28a6" style:font-weight-asian="normal" style:font-weight-complex="normal"/>
    </style:style>
    <style:style style:name="T237" style:family="text">
      <style:text-properties style:font-name="Palatino Linotype" fo:font-weight="normal" officeooo:rsid="0226373f" style:font-weight-asian="normal" style:font-weight-complex="normal"/>
    </style:style>
    <style:style style:name="T238" style:family="text">
      <style:text-properties style:font-name="Palatino Linotype" fo:font-weight="normal" officeooo:rsid="023047d4" style:font-weight-asian="normal" style:font-weight-complex="normal"/>
    </style:style>
    <style:style style:name="T239" style:family="text">
      <style:text-properties style:font-name="Palatino Linotype" fo:font-weight="normal" officeooo:rsid="0231e4a0" style:font-weight-asian="normal" style:font-weight-complex="normal"/>
    </style:style>
    <style:style style:name="T240" style:family="text">
      <style:text-properties style:font-name="Palatino Linotype" fo:font-style="italic" style:font-style-asian="italic" style:font-style-complex="italic"/>
    </style:style>
    <style:style style:name="T241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42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43" style:family="text">
      <style:text-properties style:font-name="Palatino Linotype" officeooo:rsid="0101cbb6"/>
    </style:style>
    <style:style style:name="T244" style:family="text">
      <style:text-properties style:font-name="Palatino Linotype" officeooo:rsid="023047d4"/>
    </style:style>
    <style:style style:name="T245" style:family="text">
      <style:text-properties style:font-name="Palatino Linotype" officeooo:rsid="0226373f"/>
    </style:style>
    <style:style style:name="T246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7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8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9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50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inor E. Gordon, Ph.D.</text:p>
      <text:p text:style-name="P22">Curriculum Vitae</text:p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a xlink:type="simple" xlink:href="mailto:cv256@minorgordon.net?subject=CV" text:style-name="Internet_20_link" text:visited-style-name="Visited_20_Internet_20_Link"><text:span text:style-name="T33">cv</text:span></text:a><text:a xlink:type="simple" xlink:href="mailto:cv256@minorgordon.net?subject=CV" text:style-name="Internet_20_link" text:visited-style-name="Visited_20_Internet_20_Link"><text:span text:style-name="T75">256</text:span></text:a><text:a xlink:type="simple" xlink:href="mailto:cv256@minorgordon.net?subject=CV" text:style-name="Internet_20_link" text:visited-style-name="Visited_20_Internet_20_Link"><text:span text:style-name="T33">@minorgordon.net</text:span></text:a></text:p>
            <text:p text:style-name="P2"><text:a xlink:type="simple" xlink:href="http://mg4.consulting/" text:style-name="Internet_20_link" text:visited-style-name="Visited_20_Internet_20_Link"><text:span text:style-name="T18">http</text:span></text:a><text:a xlink:type="simple" xlink:href="http://mg4.consulting/" text:style-name="Internet_20_link" text:visited-style-name="Visited_20_Internet_20_Link"><text:span text:style-name="T19">s</text:span></text:a><text:a xlink:type="simple" xlink:href="http://mg4.consulting/" text:style-name="Internet_20_link" text:visited-style-name="Visited_20_Internet_20_Link"><text:span text:style-name="T18">://mg4.consulting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33">https://github.com/minorg</text:span></text:a></text:p>
            <text:p text:style-name="P45"><text:span text:style-name="T204">Ankeny</text:span>, <text:span text:style-name="T204">IA</text:span> <text:span text:style-name="T204">50021</text:span></text:p>
          </table:table-cell>
        </table:table-row>
      </table:table>
      <text:p text:style-name="P31"/>
      <text:p text:style-name="P32"/>
      <table:table table:name="Table3" table:style-name="Table3">
        <table:table-column table:style-name="Table3.A"/>
        <table:table-row>
          <table:table-cell table:style-name="Table3.A1" office:value-type="string">
            <text:p text:style-name="P36"><text:span text:style-name="T163">Summary</text:span> </text:p>
          </table:table-cell>
        </table:table-row>
        <table:table-row>
          <table:table-cell table:style-name="Table3.A1" office:value-type="string">
            <text:p text:style-name="P46">I am a <text:span text:style-name="T3">computer scientist</text:span><text:span text:style-name="T11">, </text:span><text:span text:style-name="T3">software engineer</text:span><text:span text:style-name="T11">, </text:span><text:span text:style-name="T14">and </text:span><text:span text:style-name="T4">thinker</text:span><text:span text:style-name="T5">. </text:span><text:span text:style-name="T11">I am passionate about applying technology in ways that help </text:span><text:span text:style-name="T12">individuals</text:span><text:span text:style-name="T11"> and society, rather than as an end in itself. I am a lifelong learner and avid reader, not just in the depth of my field but in the breadth of others, especially history.</text:span></text:p>
          </table:table-cell>
        </table:table-row>
      </table:table>
      <text:p text:style-name="P23"/>
      <text:p text:style-name="P24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49"/>
          </table:table-cell>
          <table:table-cell table:style-name="Education.A1" office:value-type="string">
            <text:p text:style-name="P37">Education</text:p>
          </table:table-cell>
        </table:table-row>
        <table:table-row>
          <table:table-cell table:style-name="Education.A2" office:value-type="float" office:value="2009">
            <text:p text:style-name="P61">2009</text:p>
          </table:table-cell>
          <table:table-cell table:style-name="Education.A1" office:value-type="string">
            <text:p text:style-name="P17"><text:span text:style-name="T225">Ph.D., Computer Science</text:span><text:span text:style-name="T230">,</text:span><text:span text:style-name="T225"> </text:span><text:span text:style-name="T224">University of Cambridge</text:span></text:p>
          </table:table-cell>
        </table:table-row>
        <table:table-row>
          <table:table-cell table:style-name="Education.A2" office:value-type="float" office:value="2005">
            <text:p text:style-name="P61">2005</text:p>
          </table:table-cell>
          <table:table-cell table:style-name="Education.A1" office:value-type="string">
            <text:p text:style-name="P17"><text:span text:style-name="T225">Diplom Informatiker</text:span><text:span text:style-name="T230">,</text:span><text:span text:style-name="T225"> </text:span><text:span text:style-name="T224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61">2003</text:p>
          </table:table-cell>
          <table:table-cell table:style-name="Education.A1" office:value-type="string">
            <text:p text:style-name="P47"><text:span text:style-name="T1">B.Sc., Computer Science</text:span><text:span text:style-name="T5">,</text:span><text:span text:style-name="T1"> </text:span>Oklahoma State University <text:span text:style-name="T164">Tulsa</text:span></text:p>
          </table:table-cell>
        </table:table-row>
      </table:table>
      <text:p text:style-name="P25"/>
      <text:p text:style-name="P25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50"/>
          </table:table-cell>
          <table:table-cell table:style-name="Table5.B1" office:value-type="string">
            <text:p text:style-name="P38">Work Experience</text:p>
          </table:table-cell>
        </table:table-row>
        <table:table-row>
          <table:table-cell table:style-name="Table5.A3" office:value-type="string">
            <text:p text:style-name="P55"><text:span text:style-name="T183">0</text:span>4/2018 <text:span text:style-name="T129">– </text:span><text:span text:style-name="T133">4/2019</text:span></text:p>
          </table:table-cell>
          <table:table-cell table:style-name="Table5.B2" office:value-type="string">
            <text:p text:style-name="P13"><text:span text:style-name="T39">Software architect and technical lead</text:span><text:span text:style-name="T40"> </text:span><text:span text:style-name="T61">at</text:span><text:span text:style-name="T41"> </text:span><text:a xlink:type="simple" xlink:href="https://www.asemio.com/" text:style-name="Internet_20_link" text:visited-style-name="Visited_20_Internet_20_Link"><text:span text:style-name="T71">Asemio, LLC</text:span></text:a><text:span text:style-name="T73"> </text:span><text:span text:style-name="T74">/ Tulsa, OK</text:span></text:p>
            <text:p text:style-name="P93">Asemio is a technology consulting company for community data systems. <text:span text:style-name="T210">The company</text:span> <text:span text:style-name="T209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3" office:value-type="string">
            <text:p text:style-name="P62">Responsibilities</text:p>
          </table:table-cell>
          <table:table-cell table:style-name="Table5.B3" office:value-type="string">
            <text:p text:style-name="P110">Project planning: <text:span text:style-name="T175">user story mapping, release design, technical architecture, time estimation</text:span> </text:p>
            <text:p text:style-name="P110">Subject matter expertise: responding<text:span text:style-name="T195"> to RFPs and other internal and external needs for technical expertise</text:span></text:p>
            <text:p text:style-name="P112"><text:span text:style-name="T203">Technical leadership</text:span>: mentoring junior developers, code reviews, process development, <text:span text:style-name="T205">flower arranging</text:span></text:p>
            <text:p text:style-name="P111">Recruiting: outreach, reviewing resumes, <text:span text:style-name="T202">coordinating,</text:span> interviewing</text:p>
            <text:p text:style-name="P96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73"><text:span text:style-name="T183">0</text:span>7/2012 – </text:p>
          </table:table-cell>
          <table:table-cell table:style-name="Table5.B4" office:value-type="string">
            <text:p text:style-name="P4"><text:span text:style-name="T226">Independent software consultant </text:span><text:span text:style-name="T231">at</text:span><text:span text:style-name="T227"> </text:span><text:a xlink:type="simple" xlink:href="https://mg4.consulting/" text:style-name="Internet_20_link" text:visited-style-name="Visited_20_Internet_20_Link"><text:span text:style-name="T52">MG4 Consulting, LLC</text:span></text:a><text:span text:style-name="T66"> </text:span><text:span text:style-name="T67">(self-employed) </text:span><text:span text:style-name="T66">/ </text:span><text:span text:style-name="T67">Remote</text:span></text:p>
          </table:table-cell>
        </table:table-row>
        <table:table-row>
          <table:table-cell table:style-name="Table5.A5" office:value-type="string">
            <text:p text:style-name="P74">12/2011 – <text:span text:style-name="T183">0</text:span>6/2012</text:p>
          </table:table-cell>
          <table:table-cell table:style-name="Table5.B5" office:value-type="string">
            <text:p text:style-name="P132">Software architect and full-stack developer <text:span text:style-name="T5">at</text:span> Grokio, LLC<text:span text:style-name="T134"> / New York, NY</text:span></text:p>
            <text:p text:style-name="P94">GrokIO was a business intelligence startup I co-founded.</text:p>
          </table:table-cell>
        </table:table-row>
        <table:table-row>
          <table:table-cell table:style-name="Table5.A6" office:value-type="string">
            <text:p text:style-name="P74"><text:span text:style-name="T183">0</text:span>8/2011 – 12/2011</text:p>
          </table:table-cell>
          <table:table-cell table:style-name="Table5.B6" office:value-type="string">
            <text:p text:style-name="P7"><text:span text:style-name="T223">Software architect and backend developer </text:span><text:span text:style-name="T235">at</text:span><text:span text:style-name="T223"> </text:span><text:a xlink:type="simple" xlink:href="http://birchbox.com/" text:style-name="Internet_20_link" text:visited-style-name="Visited_20_Internet_20_Link"><text:span text:style-name="T23">Birchbox Inc.</text:span></text:a><text:span text:style-name="T240"> </text:span><text:span text:style-name="T241">/ New York, NY</text:span></text:p>
            <text:p text:style-name="P104"><text:span text:style-name="T135">Birchbox </text:span><text:span text:style-name="T136">is </text:span><text:span text:style-name="T134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75"><text:span text:style-name="T183">0</text:span>5/2011 – <text:span text:style-name="T183">0</text:span>8/2011</text:p>
          </table:table-cell>
          <table:table-cell table:style-name="Table5.B7" office:value-type="string">
            <text:p text:style-name="P8"><text:span text:style-name="T223">Backend developer </text:span><text:span text:style-name="T235">at</text:span><text:span text:style-name="T223"> </text:span><text:a xlink:type="simple" xlink:href="http://chartbeat.com/" text:style-name="Internet_20_link" text:visited-style-name="Visited_20_Internet_20_Link"><text:span text:style-name="T23">Chartbeat Inc.</text:span></text:a><text:span text:style-name="T223"> </text:span><text:span text:style-name="T242">/ New York, NY</text:span></text:p>
            <text:p text:style-name="P105"><text:span text:style-name="T138">Chartbeat </text:span><text:span text:style-name="T139">is </text:span><text:span text:style-name="T137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76">10/2010 – <text:span text:style-name="T183">0</text:span>4/2011</text:p>
          </table:table-cell>
          <table:table-cell table:style-name="Table5.B8" office:value-type="string">
            <text:p text:style-name="P106">Software engineer <text:span text:style-name="T5">at</text:span> IBM Research<text:span text:style-name="T176"> </text:span><text:span text:style-name="T137">/ Hawthorne, NY</text:span></text:p>
          </table:table-cell>
        </table:table-row>
        <table:table-row table:style-name="Table5.9">
          <table:table-cell table:style-name="Table5.A9" office:value-type="string">
            <text:p text:style-name="P76"><text:span text:style-name="T183">0</text:span>1/2009 – <text:span text:style-name="T183">0</text:span>7/2010</text:p>
          </table:table-cell>
          <table:table-cell table:style-name="Table5.B9" office:value-type="string">
            <text:p text:style-name="P133">Programmer / Analyst <text:span text:style-name="T5">at</text:span> NEC High Performance Computing Europe <text:span text:style-name="T180">GmbH</text:span><text:span text:style-name="T5"> / Stutgart, Germany</text:span></text:p>
          </table:table-cell>
        </table:table-row>
      </table:table>
      <text:p text:style-name="P26"/>
      <text:p text:style-name="P27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49"/>
          </table:table-cell>
          <table:table-cell table:style-name="WorkExperience.A1" office:value-type="string">
            <text:p text:style-name="P38"><text:span text:style-name="T214">Industry </text:span>Projects</text:p>
          </table:table-cell>
        </table:table-row>
        <table:table-row>
          <table:table-cell table:style-name="WorkExperience.A1" office:value-type="string">
            <text:p text:style-name="P77"><text:span text:style-name="T185">0</text:span>4/2018 <text:span text:style-name="T184">– 4/2019</text:span></text:p>
          </table:table-cell>
          <table:table-cell table:style-name="WorkExperience.A1" office:value-type="string">
            <text:p text:style-name="P12"><text:span text:style-name="T42">Privacy-preserving record </text:span><text:span text:style-name="T43">linker </text:span><text:span text:style-name="T62">at</text:span><text:span text:style-name="T44"> </text:span><text:a xlink:type="simple" xlink:href="https://www.asemio.com/" text:style-name="Internet_20_link" text:visited-style-name="Visited_20_Internet_20_Link"><text:span text:style-name="T72">Asemio, LLC</text:span></text:a><text:span text:style-name="T45"> </text:span><text:span text:style-name="T63">/ </text:span><text:span text:style-name="T64">Tulsa, OK</text:span></text:p>
          </table:table-cell>
        </table:table-row>
        <table:table-row>
          <table:table-cell table:style-name="WorkExperience.A1" office:value-type="string">
            <text:p text:style-name="P84"/>
          </table:table-cell>
          <table:table-cell table:style-name="WorkExperience.A1" office:value-type="string">
            <text:p text:style-name="P96">Designed and <text:span text:style-name="T199">implemented</text:span> <text:span text:style-name="T196">a privacy-preserving record linker for determining overlap between HIPAA and FERPA protected data sets, using the Sharemind platform for secure multi-party computation, Python libraries and scripts, and C++</text:span></text:p>
            <text:p text:style-name="P97"><text:span text:style-name="T207">Wrote a white paper describing the record linking process and comparing</text:span> <text:span text:style-name="T208">its</text:span> results to plaintext record linking with deterministic and probabilistic algorithms</text:p>
            <text:p text:style-name="P113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84"/>
          </table:table-cell>
          <table:table-cell table:style-name="WorkExperience.A1" office:value-type="string">
            <text:p text:style-name="P112"/>
          </table:table-cell>
        </table:table-row>
        <table:table-row>
          <table:table-cell table:style-name="WorkExperience.A1" office:value-type="string">
            <text:p text:style-name="P78"><text:span text:style-name="T185">0</text:span>4/2018 <text:span text:style-name="T184">– 4/2019</text:span></text:p>
          </table:table-cell>
          <table:table-cell table:style-name="WorkExperience.A1" office:value-type="string">
            <text:p text:style-name="P6"><text:span text:style-name="T76">Community asset mapping platform</text:span><text:span text:style-name="T77"> </text:span><text:span text:style-name="T81">at</text:span><text:span text:style-name="T78"> </text:span><text:a xlink:type="simple" xlink:href="https://www.asemio.com/" text:style-name="Internet_20_link" text:visited-style-name="Visited_20_Internet_20_Link"><text:span text:style-name="T86">Asemio, LLC</text:span></text:a><text:span text:style-name="T79"> </text:span><text:span text:style-name="T82">/ </text:span><text:span text:style-name="T83">Tulsa, OK</text:span></text:p>
          </table:table-cell>
        </table:table-row>
        <table:table-row>
          <table:table-cell table:style-name="WorkExperience.A1" office:value-type="string">
            <text:p text:style-name="P85"/>
          </table:table-cell>
          <table:table-cell table:style-name="WorkExperience.A1" office:value-type="string">
            <text:p text:style-name="P115"><text:span text:style-name="T200">Designed and implemented</text:span> a <text:span text:style-name="T198">web application</text:span> for tracking community assets such as service organizations, funders, collaboratives, data sharing platforms, et al. <text:span text:style-name="T198">The web application was developed</text:span> <text:span text:style-name="T198">with </text:span><text:soft-page-break/>TypeScript+React.js, Python+Flask, and a neo4j graph database. <text:span text:style-name="T198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79"/>
          </table:table-cell>
          <table:table-cell table:style-name="WorkExperience.A1" office:value-type="string">
            <text:p text:style-name="P143"/>
          </table:table-cell>
        </table:table-row>
        <table:table-row>
          <table:table-cell table:style-name="WorkExperience.A1" office:value-type="string">
            <text:p text:style-name="P79"><text:span text:style-name="T187">06/2017</text:span> –</text:p>
          </table:table-cell>
          <table:table-cell table:style-name="WorkExperience.A1" office:value-type="string">
            <text:p text:style-name="P144"><text:span text:style-name="T98">Motivated Cognition </text:span><text:span text:style-name="T99">experimen</text:span><text:span text:style-name="T100">t </text:span><text:span text:style-name="T95">at</text:span><text:span text:style-name="T100"> Columbia University</text:span><text:span text:style-name="T95"> / </text:span><text:span text:style-name="T94">New York, NY</text:span></text:p>
            <text:p text:style-name="P95"><text:span text:style-name="T148">Motivated Cognition is a psychology research experiment investigating the effects of cognitive bias </text:span><text:span text:style-name="T149">o</text:span><text:span text:style-name="T148">n our consumption of information online.</text:span></text:p>
          </table:table-cell>
        </table:table-row>
        <table:table-row>
          <table:table-cell table:style-name="WorkExperience.A1" office:value-type="string">
            <text:p text:style-name="P86"/>
          </table:table-cell>
          <table:table-cell table:style-name="WorkExperience.A1" office:value-type="string">
            <text:p text:style-name="P177"><text:span text:style-name="T152">Created a complete web application from high-level requirements, using TypeScript, Knockout.js, and webpack on the frontend; Java with micro</text:span>services, <text:span text:style-name="T158">YAML configuration, and MongoDB persistence on the backend; generated</text:span><text:span text:style-name="T153"> code for models and services in TypeScript and Java; </text:span><text:span text:style-name="T158">Jenkins continuous integration; and Docker deployment</text:span></text:p>
            <text:p text:style-name="P178">Translated screens from a graphic designer into pixel-perfect CSS and HTML</text:p>
            <text:p text:style-name="P146">Integrated <text:span text:style-name="T157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88"/>
          </table:table-cell>
          <table:table-cell table:style-name="WorkExperience.A1" office:value-type="string">
            <text:p text:style-name="P134"/>
          </table:table-cell>
        </table:table-row>
        <table:table-row>
          <table:table-cell table:style-name="WorkExperience.A1" office:value-type="string">
            <text:p text:style-name="P88"><text:span text:style-name="T127">0</text:span><text:span text:style-name="T123">4</text:span><text:span text:style-name="T120">/201</text:span><text:span text:style-name="T125">7</text:span><text:span text:style-name="T120"> – </text:span><text:span text:style-name="T127">0</text:span><text:span text:style-name="T125">5</text:span><text:span text:style-name="T120">/201</text:span><text:span text:style-name="T125">7</text:span></text:p>
          </table:table-cell>
          <table:table-cell table:style-name="WorkExperience.A1" office:value-type="string">
            <text:p text:style-name="P134">Drug name comparison project <text:span text:style-name="T9">for</text:span><text:span text:style-name="T179"> </text:span><text:span text:style-name="T31">PSW Applied Research Inc.</text:span><text:span text:style-name="T29"> / Toronto, </text:span><text:span text:style-name="T30">ON</text:span></text:p>
          </table:table-cell>
        </table:table-row>
        <table:table-row>
          <table:table-cell table:style-name="WorkExperience.A1" office:value-type="string">
            <text:p text:style-name="P87"/>
          </table:table-cell>
          <table:table-cell table:style-name="WorkExperience.A1" office:value-type="string">
            <text:p text:style-name="P109">Implemented Kondrak‘s phonetic alignment and similarity algorithm (ALINE) <text:span text:style-name="T147">and a bigram-based orthographic algorithm (BI-SIM) </text:span>as a PostgreSQL C extension</text:p>
            <text:p text:style-name="P135"><text:span text:style-name="T166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63"/>
          </table:table-cell>
          <table:table-cell table:style-name="WorkExperience.A1" office:value-type="string">
            <text:p text:style-name="P116"/>
          </table:table-cell>
        </table:table-row>
        <table:table-row>
          <table:table-cell table:style-name="WorkExperience.A1" office:value-type="string">
            <text:p text:style-name="P89"><text:span text:style-name="T128">0</text:span><text:span text:style-name="T123">4</text:span><text:span text:style-name="T120">/201</text:span><text:span text:style-name="T124">6</text:span><text:span text:style-name="T120"> – </text:span><text:span text:style-name="T128">0</text:span><text:span text:style-name="T126">4/2018</text:span></text:p>
          </table:table-cell>
          <table:table-cell table:style-name="WorkExperience.A1" office:value-type="string">
            <text:p text:style-name="P144"><text:span text:style-name="T101">F</text:span><text:span text:style-name="T97">ull-stack development </text:span><text:span text:style-name="T93">for</text:span><text:span text:style-name="T97"> Polygon Analytics </text:span><text:span text:style-name="T100">Ltd.</text:span><text:span text:style-name="T95"> /</text:span><text:span text:style-name="T96"> Edinburgh, Scotland</text:span></text:p>
          </table:table-cell>
        </table:table-row>
        <table:table-row>
          <table:table-cell table:style-name="WorkExperience.A1" office:value-type="string">
            <text:p text:style-name="P86"/>
          </table:table-cell>
          <table:table-cell table:style-name="WorkExperience.A1" office:value-type="string">
            <text:p text:style-name="P147"><text:span text:style-name="T150">Designed and implemented proprietary software </text:span>in <text:span text:style-name="T151">C++</text:span> and Python</text:p>
          </table:table-cell>
        </table:table-row>
        <table:table-row>
          <table:table-cell table:style-name="WorkExperience.A1" office:value-type="string">
            <text:p text:style-name="P56"/>
          </table:table-cell>
          <table:table-cell table:style-name="WorkExperience.A1" office:value-type="string">
            <text:p text:style-name="P145"/>
          </table:table-cell>
        </table:table-row>
        <table:table-row>
          <table:table-cell table:style-name="WorkExperience.A1" office:value-type="string">
            <text:p text:style-name="P90"><text:span text:style-name="T188">0</text:span>9/2014 –</text:p>
          </table:table-cell>
          <table:table-cell table:style-name="WorkExperience.A1" office:value-type="string">
            <text:p text:style-name="P19"><text:a xlink:type="simple" xlink:href="https://notablist.com/" text:style-name="Internet_20_link" text:visited-style-name="Visited_20_Internet_20_Link"><text:span text:style-name="T46">Notablist</text:span></text:a><text:span text:style-name="T53"> </text:span><text:span text:style-name="T54">email </text:span><text:span text:style-name="T55">newsletter </text:span><text:span text:style-name="T54">search engine</text:span><text:span text:style-name="T68"> </text:span><text:span text:style-name="T69">for</text:span><text:span text:style-name="T56"> </text:span><text:a xlink:type="simple" xlink:href="https://notablist.com/" text:style-name="Internet_20_link" text:visited-style-name="Visited_20_Internet_20_Link"><text:span text:style-name="T34">Notablist, Inc</text:span></text:a><text:a xlink:type="simple" xlink:href="https://notablist.com/" text:style-name="Internet_20_link" text:visited-style-name="Visited_20_Internet_20_Link"><text:span text:style-name="T223">.</text:span></text:a><text:span text:style-name="T57"> </text:span><text:span text:style-name="T69">/ New York, NY</text:span></text:p>
            <text:p text:style-name="P168"><text:span text:style-name="T121">Notablist indexes millions of email newsletters from hundreds of thousands of publishers and provides </text:span><text:span text:style-name="T122">both a search interface </text:span><text:span text:style-name="T121">and real-time change alerts to users.</text:span></text:p>
          </table:table-cell>
        </table:table-row>
        <table:table-row>
          <table:table-cell table:style-name="WorkExperience.A1" office:value-type="string">
            <text:p text:style-name="P182"/>
          </table:table-cell>
          <table:table-cell table:style-name="WorkExperience.A1" office:value-type="string">
            <text:p text:style-name="P152"><text:span text:style-name="T169">Backend p</text:span>rototyping in Python<text:span text:style-name="T170">:</text:span></text:p>
            <text:list xml:id="list1201954505" text:style-name="L1">
              <text:list-item>
                <text:p text:style-name="P98"><text:span text:style-name="T110">Classified signup responses and mapped form inputs </text:span>using numpy/scipy/scikit-learn</text:p>
              </text:list-item>
            </text:list>
            <text:p text:style-name="P137"><text:span text:style-name="T144">Backend p</text:span><text:span text:style-name="T140">roduction rewrite in Java</text:span>:</text:p>
            <text:list xml:id="list120636098784255" text:continue-numbering="true" text:style-name="L1">
              <text:list-item>
                <text:p text:style-name="P121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21"><text:span text:style-name="T109">Implemented </text:span>Guice-injected Java <text:span text:style-name="T114">micro-</text:span>service<text:span text:style-name="T109">s </text:span>that encapsulated MongoDB collections; ElasticSearch indices; <text:span text:style-name="T115">Redis databases; S3 buckets; </text:span>screenshotting <text:span text:style-name="T109">and signups </text:span>with Selenium; <text:span text:style-name="T115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22">Designed and implemented <text:span text:style-name="T117">a scalable distributed system</text:span> for <text:span text:style-name="T116">processing</text:span> Common Crawl WARC records and submitting newsletter signups</text:p>
              </text:list-item>
              <text:list-item>
                <text:p text:style-name="P123"><text:span text:style-name="T173">Reported metrics</text:span> to InfluxDB</text:p>
              </text:list-item>
              <text:list-item>
                <text:p text:style-name="P124"><text:span text:style-name="T172">Created</text:span> <text:span text:style-name="T113">administrative</text:span> user interface in Vaadin</text:p>
              </text:list-item>
              <text:list-item>
                <text:p text:style-name="P125">Set up Jenkins continuous integration</text:p>
              </text:list-item>
              <text:list-item>
                <text:p text:style-name="P126"><text:span text:style-name="T161">Deployed with </text:span>Docker+<text:span text:style-name="T220">Kubernetes</text:span> on real hardware</text:p>
              </text:list-item>
            </text:list>
            <text:p text:style-name="P153"><text:span text:style-name="T145">Frontend</text:span>:</text:p>
            <text:list xml:id="list120634712286778" text:continue-numbering="true" text:style-name="L1">
              <text:list-item>
                <text:p text:style-name="P127">Assumed responsibility for <text:span text:style-name="T165">a </text:span>three year-old Bootstrap+Backbone.js+Marionette.js code base in JavaScript</text:p>
              </text:list-item>
              <text:list-item>
                <text:p text:style-name="P127">Incrementally migrated code to TypeScript <text:span text:style-name="T174">with Knockout.js</text:span></text:p>
              </text:list-item>
              <text:list-item>
                <text:p text:style-name="P127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56"/>
          </table:table-cell>
          <table:table-cell table:style-name="WorkExperience.A1" office:value-type="string">
            <text:p text:style-name="P145"/>
          </table:table-cell>
        </table:table-row>
        <table:table-row>
          <table:table-cell table:style-name="WorkExperience.A1" office:value-type="string">
            <text:p text:style-name="P56"><text:span text:style-name="T132">0</text:span><text:span text:style-name="T130">4</text:span><text:span text:style-name="T129">/2014 – </text:span><text:span text:style-name="T132">0</text:span><text:span text:style-name="T131">7</text:span><text:span text:style-name="T129">/2014</text:span></text:p>
          </table:table-cell>
          <table:table-cell table:style-name="WorkExperience.A1" office:value-type="string">
            <text:p text:style-name="P11"><text:span text:style-name="T228">Development of the </text:span><text:a xlink:type="simple" xlink:href="https://blog.muninn-project.org/node/79" text:style-name="Internet_20_link" text:visited-style-name="Visited_20_Internet_20_Link"><text:span text:style-name="T47">Muninn Project</text:span></text:a><text:span text:style-name="T48"> </text:span><text:span text:style-name="T65">for</text:span><text:span text:style-name="T49"> </text:span><text:span text:style-name="T35">PSW Applied Research Inc.</text:span><text:span text:style-name="T36"> / Toronto, </text:span><text:span text:style-name="T37">ON</text:span></text:p>
          </table:table-cell>
        </table:table-row>
        <table:table-row>
          <table:table-cell table:style-name="WorkExperience.A1" office:value-type="string">
            <text:p text:style-name="P64"/>
          </table:table-cell>
          <table:table-cell table:style-name="WorkExperience.A1" office:value-type="string">
            <text:p text:style-name="P5"><text:span text:style-name="T223">Created a command-line </text:span><text:span text:style-name="T243">Java </text:span><text:span text:style-name="T223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33">http://blog.muninn-project.org/node/79</text:span></text:a><text:span text:style-name="T223">) </text:span><text:span text:style-name="T243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2">
          <table:table-cell table:style-name="WorkExperience.A1" office:value-type="string">
            <text:p text:style-name="P64"/>
          </table:table-cell>
          <table:table-cell table:style-name="WorkExperience.A1" office:value-type="string">
            <text:p text:style-name="P116"/>
          </table:table-cell>
        </table:table-row>
        <table:table-row>
          <table:table-cell table:style-name="WorkExperience.A1" office:value-type="string">
            <text:p text:style-name="P80"><text:span text:style-name="T186">0</text:span>3/2013 – <text:span text:style-name="T186">0</text:span>7/2013</text:p>
          </table:table-cell>
          <table:table-cell table:style-name="WorkExperience.A1" office:value-type="string">
            <text:p text:style-name="P16"><text:a xlink:type="simple" xlink:href="http://txtmrkt.com/" text:style-name="Internet_20_link" text:visited-style-name="Visited_20_Internet_20_Link"><text:span text:style-name="T80">Txtmrkt</text:span></text:a><text:span text:style-name="T33">, a marketplace for digital publications</text:span><text:span text:style-name="T87"> / </text:span><text:span text:style-name="T88">New York, NY</text:span></text:p>
          </table:table-cell>
        </table:table-row>
        <table:table-row>
          <table:table-cell table:style-name="WorkExperience.A1" office:value-type="string">
            <text:p text:style-name="P65"/>
          </table:table-cell>
          <table:table-cell table:style-name="WorkExperience.A1" office:value-type="string">
            <text:p text:style-name="P176">Designed and implemented a Model-View-Controller-based Java web application with Guice-injected <text:soft-page-break/><text:span text:style-name="T152">micro</text:span>services backed by Amazon S3</text:p>
            <text:p text:style-name="P176">Authenticated and authorized users with Shiro</text:p>
            <text:p text:style-name="P136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66"/>
          </table:table-cell>
          <table:table-cell table:style-name="WorkExperience.A1" office:value-type="string">
            <text:p text:style-name="P116"/>
          </table:table-cell>
        </table:table-row>
        <table:table-row>
          <table:table-cell table:style-name="WorkExperience.A1" office:value-type="string">
            <text:p text:style-name="P49"><text:span text:style-name="T189">0</text:span>7/2012 –</text:p>
          </table:table-cell>
          <table:table-cell table:style-name="WorkExperience.A1" office:value-type="string">
            <text:p text:style-name="P18"><text:a xlink:type="simple" xlink:href="http://terascript.com/" text:style-name="Internet_20_link" text:visited-style-name="Visited_20_Internet_20_Link"><text:span text:style-name="T38">TeraScript</text:span></text:a><text:span text:style-name="T51"> </text:span><text:span text:style-name="T58">product suite </text:span><text:span text:style-name="T66">for</text:span><text:span text:style-name="T52"> </text:span><text:a xlink:type="simple" xlink:href="http://www.tronics.com/" text:style-name="Internet_20_link" text:visited-style-name="Visited_20_Internet_20_Link"><text:span text:style-name="T59">Tronics Software, LLC</text:span></text:a><text:span text:style-name="T70"> / El Dorado, CA</text:span></text:p>
            <text:p text:style-name="P99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69"/>
          </table:table-cell>
          <table:table-cell table:style-name="WorkExperience.A1" office:value-type="string">
            <text:p text:style-name="P138"><text:span text:style-name="T140">TeraScript </text:span><text:span text:style-name="T141">Server </text:span><text:span text:style-name="T140">8</text:span>:</text:p>
            <text:p text:style-name="P116">Rewrote TeraScript 7 in Java while maintaining strict backwards compatibility:</text:p>
            <text:list xml:id="list120634782412380" text:continue-numbering="true" text:style-name="L1">
              <text:list-item>
                <text:p text:style-name="P117"><text:span text:style-name="T171">Grammar</text:span>-based compilers for <text:span text:style-name="T119">TML</text:span> and associated little languages <text:span text:style-name="T171">using ANTLR</text:span></text:p>
              </text:list-item>
              <text:list-item>
                <text:p text:style-name="P117">Tree interpreters for TML, <text:span text:style-name="T119">TAF, and TCF</text:span></text:p>
              </text:list-item>
              <text:list-item>
                <text:p text:style-name="P128">Versioned OSGi <text:span text:style-name="T103">bundles with Maven and Apache Felix</text:span></text:p>
              </text:list-item>
              <text:list-item>
                <text:p text:style-name="P118">Library of standard functions, <text:span text:style-name="T104">primitive types, and collections</text:span> with extensive unit tests</text:p>
              </text:list-item>
            </text:list>
            <text:p text:style-name="P154"><text:span text:style-name="T140">TeraScript </text:span><text:span text:style-name="T141">Server </text:span><text:span text:style-name="T140">7</text:span> (formerly Witango <text:span text:style-name="T105">Server</text:span>):</text:p>
            <text:p text:style-name="P100">Reorganized, cleaned up, and modernized a 17-year-old C++ code base and addressed numerous bugs and feature requests for the server's first major release in over two years; <text:span text:style-name="T107">now in maintenance releases</text:span></text:p>
            <text:p text:style-name="P100">Eliminated diverging platform-specific build systems (on Win32, Linux, and OS X) in favor of CMake and ported the code base to Win64 using Visual C++ 2012</text:p>
            <text:p text:style-name="P100">Designed and implemented a SQL generator that visits dialect-specific trees of SQL-99 constructs</text:p>
            <text:p text:style-name="P119"><text:span text:style-name="T142">TeraScribe 8</text:span>:</text:p>
            <text:p text:style-name="P101">Reorganized <text:span text:style-name="T118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120"><text:span text:style-name="T143">Subcontracting</text:span>:</text:p>
            <text:p text:style-name="P103">Debugged production installations of TeraScript Server 7 and 8</text:p>
            <text:p text:style-name="P129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69"/>
          </table:table-cell>
          <table:table-cell table:style-name="WorkExperience.A1" office:value-type="string">
            <text:p text:style-name="P138"/>
          </table:table-cell>
        </table:table-row>
        <table:table-row>
          <table:table-cell table:style-name="WorkExperience.A1" office:value-type="string">
            <text:p text:style-name="P49">12/2011 – <text:span text:style-name="T186">0</text:span>6/2012</text:p>
          </table:table-cell>
          <table:table-cell table:style-name="WorkExperience.A1" office:value-type="string">
            <text:p text:style-name="P16">Haystack <text:span text:style-name="T182">business intelligence</text:span> platform <text:span text:style-name="T6">for </text:span><text:span text:style-name="T181">Grokio, LLC </text:span><text:span text:style-name="T6">/ New York, </text:span><text:span text:style-name="T7">NY</text:span></text:p>
          </table:table-cell>
        </table:table-row>
        <table:table-row>
          <table:table-cell table:style-name="WorkExperience.A1" office:value-type="string">
            <text:p text:style-name="P67"/>
          </table:table-cell>
          <table:table-cell table:style-name="WorkExperience.A1" office:value-type="string">
            <text:p text:style-name="P107">Designed an agent (Python) and manager (Java with Spring Security+MVC and Guice) architecture for gathering, storing, and querying time series data and metadata</text:p>
            <text:list xml:id="list2103063573" text:style-name="L4">
              <text:list-header>
                <text:p text:style-name="P108">Implemented time series databases from scratch using relational tables and memory-mapped files</text:p>
                <text:p text:style-name="P102">Wrote RFC 3986 grammar-based URL and URN parsers using Ragel (Java) and pyparsing (Python)</text:p>
                <text:p text:style-name="P102">Generated service interfaces in Java and Python with custom Protocol Buffers compiler plugins</text:p>
              </text:list-header>
            </text:list>
            <text:p text:style-name="P139">Coded agent plugins in Java and Python for discovering and fetching metric metadata and data:</text:p>
            <text:list xml:id="list120636378833861" text:continue-numbering="true" text:style-name="L4">
              <text:list-item>
                <text:p text:style-name="P140">Open source monitoring systems: Nagios, Ganglia, collectl, Graphite</text:p>
              </text:list-item>
              <text:list-item>
                <text:p text:style-name="P140">Open source server software: Apache httpd, nginx, MySQL, memcached, MongoDB, JMX</text:p>
              </text:list-item>
              <text:list-item>
                <text:p text:style-name="P140">Platform interfaces: procfs, sysctl, WMI, SNMP</text:p>
              </text:list-item>
              <text:list-item>
                <text:p text:style-name="P140">Third party APIs: Google Analytics, MailChimp, Spring Social, Amazon CloudWatch</text:p>
              </text:list-item>
            </text:list>
            <text:p text:style-name="P156">Supervised user experience and graphic designers in Ukraine</text:p>
            <text:p text:style-name="P139">Implemented a client-side user interface with the Google Web Toolkit, starting from wireframes:</text:p>
            <text:list xml:id="list120635796236954" text:continue-numbering="true" text:style-name="L4">
              <text:list-item>
                <text:p text:style-name="P140">Architectural best practices: Model-View-Presenter; event bus; activities and places</text:p>
              </text:list-item>
              <text:list-item>
                <text:p text:style-name="P140">Custom widgets: date time range picker, cell table pager, search box, selection tree</text:p>
              </text:list-item>
              <text:list-item>
                <text:p text:style-name="P140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66"/>
          </table:table-cell>
          <table:table-cell table:style-name="WorkExperience.A1" office:value-type="string">
            <text:p text:style-name="P16"/>
          </table:table-cell>
        </table:table-row>
        <table:table-row>
          <table:table-cell table:style-name="WorkExperience.A1" office:value-type="string">
            <text:p text:style-name="P49"><text:span text:style-name="T190">0</text:span>8/2011 – 12/2011</text:p>
          </table:table-cell>
          <table:table-cell table:style-name="WorkExperience.A1" office:value-type="string">
            <text:p text:style-name="P17"><text:span text:style-name="T225">Backend development </text:span><text:span text:style-name="T229">and software architecture</text:span><text:span text:style-name="T225"> </text:span><text:span text:style-name="T230">for</text:span><text:span text:style-name="T225"> </text:span><text:a xlink:type="simple" xlink:href="http://birchbox.com/" text:style-name="Internet_20_link" text:visited-style-name="Visited_20_Internet_20_Link"><text:span text:style-name="T20">Birchbox Inc.</text:span></text:a><text:span text:style-name="T21"> / </text:span><text:span text:style-name="T22">New York, NY</text:span></text:p>
          </table:table-cell>
        </table:table-row>
        <table:table-row>
          <table:table-cell table:style-name="WorkExperience.A1" office:value-type="string">
            <text:p text:style-name="P68"/>
          </table:table-cell>
          <table:table-cell table:style-name="WorkExperience.A1" office:value-type="string">
            <text:p text:style-name="P180">Designed, implemented, documented, and successfully deployed warehouse integration code in Java (backend) and PHP (administrative frontend)</text:p>
            <text:p text:style-name="P179">Wrote a Thrift compiler and targets in Python+pyparsing to generate Java and PHP from Thrift definitions</text:p>
            <text:p text:style-name="P170">Produced ad hoc business reports from MySQL using Java and Jython</text:p>
          </table:table-cell>
        </table:table-row>
        <text:soft-page-break/>
        <table:table-row>
          <table:table-cell table:style-name="WorkExperience.A1" office:value-type="string">
            <text:p text:style-name="P49"/>
          </table:table-cell>
          <table:table-cell table:style-name="WorkExperience.A1" office:value-type="string">
            <text:p text:style-name="P16"/>
          </table:table-cell>
        </table:table-row>
        <table:table-row>
          <table:table-cell table:style-name="WorkExperience.A1" office:value-type="string">
            <text:p text:style-name="P49"><text:span text:style-name="T190">0</text:span>5/2011 – <text:span text:style-name="T190">0</text:span>8/2011</text:p>
          </table:table-cell>
          <table:table-cell table:style-name="WorkExperience.A1" office:value-type="string">
            <text:p text:style-name="P16"><text:span text:style-name="T223">Benchmarking server stacks in order to provision EC2 instances </text:span><text:span text:style-name="T235">at</text:span><text:span text:style-name="T223"> </text:span><text:a xlink:type="simple" xlink:href="http://chartbeat.com/" text:style-name="Internet_20_link" text:visited-style-name="Visited_20_Internet_20_Link"><text:span text:style-name="T24">Chartbeat Inc.</text:span></text:a><text:span text:style-name="T235"> / </text:span><text:span text:style-name="T236">New York, NY</text:span><text:span text:style-name="T223"> </text:span></text:p>
          </table:table-cell>
        </table:table-row>
        <table:table-row>
          <table:table-cell table:style-name="WorkExperience.A1" office:value-type="string">
            <text:p text:style-name="P69"/>
            <text:p text:style-name="P57"/>
            <text:p text:style-name="P57"/>
          </table:table-cell>
          <table:table-cell table:style-name="WorkExperience.A1" office:value-type="string">
            <text:p text:style-name="P179">Synthesized a realistic benchmark for front-line web servers from statistical analyses of nginx access logs</text:p>
            <text:p text:style-name="P179">Significantly reduced network bandwidth and latency on <text:s/>production servers with targeted optimizations</text:p>
            <text:p text:style-name="P170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66"/>
          </table:table-cell>
          <table:table-cell table:style-name="WorkExperience.A1" office:value-type="string">
            <text:p text:style-name="P66"/>
          </table:table-cell>
        </table:table-row>
        <table:table-row>
          <table:table-cell table:style-name="WorkExperience.A1" office:value-type="string">
            <text:p text:style-name="P49">10/2010 – <text:span text:style-name="T190">0</text:span>4/2011</text:p>
          </table:table-cell>
          <table:table-cell table:style-name="WorkExperience.A1" office:value-type="string">
            <text:p text:style-name="P16"><text:span text:style-name="T223">File I/O library for </text:span><text:a xlink:type="simple" xlink:href="http://x10-lang.org/" text:style-name="Internet_20_link" text:visited-style-name="Visited_20_Internet_20_Link"><text:span text:style-name="T33">X10</text:span></text:a><text:span text:style-name="T17"> </text:span><text:span text:style-name="T25">at</text:span><text:span text:style-name="T26"> IBM Research </text:span><text:span text:style-name="T25">/ Hawthorne, NY</text:span></text:p>
            <text:p text:style-name="P181"><text:span text:style-name="T16">X10 is </text:span><text:span text:style-name="T15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70"/>
          </table:table-cell>
          <table:table-cell table:style-name="WorkExperience.A1" office:value-type="string">
            <text:p text:style-name="P148">Designed, implemented, <text:s/>tested, and documented a new low-overhead, buffer-based file library for X10:</text:p>
            <text:list xml:id="list120635952657946" text:continue-numbering="true" text:style-name="L4">
              <text:list-item>
                <text:p text:style-name="P149">inspired by POSIX, FUSE, Boost.Filesystem, and Java NIO.2</text:p>
              </text:list-item>
              <text:list-item>
                <text:p text:style-name="P149">X10 and native code for the Java and C++ source-to-source compilation backends</text:p>
              </text:list-item>
              <text:list-item>
                <text:p text:style-name="P149">Scatter/gather I/O, aligned buffers, memory-mapped files, advisory locking</text:p>
                <text:p text:style-name="P155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49"/>
          </table:table-cell>
          <table:table-cell table:style-name="WorkExperience.A1" office:value-type="string">
            <text:p text:style-name="P49"/>
          </table:table-cell>
        </table:table-row>
        <table:table-row table:style-name="WorkExperience.41">
          <table:table-cell table:style-name="WorkExperience.A1" office:value-type="string">
            <text:p text:style-name="P49"><text:span text:style-name="T191">0</text:span>1/2009 – <text:span text:style-name="T191">0</text:span>7/2010</text:p>
          </table:table-cell>
          <table:table-cell table:style-name="WorkExperience.A1" office:value-type="string">
            <text:p text:style-name="P16"><text:a xlink:type="simple" xlink:href="http://www.nec.com/en/global/solutions/hpc/storage/lxfs.html" text:style-name="Internet_20_link" text:visited-style-name="Visited_20_Internet_20_Link"><text:span text:style-name="T33">LXFS</text:span></text:a><text:span text:style-name="T223">: fast and reliable data storage for </text:span><text:span text:style-name="T244">computing </text:span><text:span text:style-name="T223">clusters, </text:span><text:span text:style-name="T237">for</text:span><text:span text:style-name="T245"> NEC HPCE GmbH </text:span><text:span text:style-name="T237">/ </text:span><text:span text:style-name="T238">Stuttgart, Germany</text:span></text:p>
          </table:table-cell>
        </table:table-row>
        <table:table-row>
          <table:table-cell table:style-name="WorkExperience.A1" office:value-type="string">
            <text:p text:style-name="P71"/>
          </table:table-cell>
          <table:table-cell table:style-name="WorkExperience.A1" office:value-type="string">
            <text:p text:style-name="P150">Wrote Python and bash scripts for configuring, deploying, and administrating LXFS installations: Lustre and lnet configuration (MGS, MDS, OSS, clients); <text:span text:style-name="T167">r</text:span>edundant NFS exports; Nagios, Ganglia, and collectl monitoring; Heartbeat/Linux-HA services for failover; Promise RAID devices; <text:span text:style-name="T167">n</text:span>etwork interfaces (Infiniband, bonded Ethernet)</text:p>
            <text:list xml:id="list626264275" text:style-name="L5">
              <text:list-header>
                <text:p text:style-name="P157">Finished two major LXFS releases, used in numerous deployments</text:p>
                <text:p text:style-name="P141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49"/>
          </table:table-cell>
          <table:table-cell table:style-name="WorkExperience.A1" office:value-type="string">
            <text:p text:style-name="P15"/>
          </table:table-cell>
        </table:table-row>
        <table:table-row>
          <table:table-cell table:style-name="WorkExperience.A1" office:value-type="string">
            <text:p text:style-name="P49"><text:span text:style-name="T192">0</text:span>1/2009 – <text:span text:style-name="T192">0</text:span>7/2010</text:p>
          </table:table-cell>
          <table:table-cell table:style-name="WorkExperience.A1" office:value-type="string">
            <text:p text:style-name="P15"><text:a xlink:type="simple" xlink:href="http://xtreemfs.org/" text:style-name="Internet_20_link" text:visited-style-name="Visited_20_Internet_20_Link"><text:span text:style-name="T27">XtreemFS</text:span></text:a><text:span text:style-name="T232">: a distributed and replicated file system for </text:span><text:span text:style-name="T233">WANs</text:span><text:span text:style-name="T232">, </text:span><text:span text:style-name="T237">for</text:span><text:span text:style-name="T234"> NEC HPCE GmbH</text:span><text:span text:style-name="T237"> / </text:span><text:span text:style-name="T239">Stuttgart, Germany</text:span></text:p>
          </table:table-cell>
        </table:table-row>
        <table:table-row>
          <table:table-cell table:style-name="WorkExperience.A1" office:value-type="string">
            <text:p text:style-name="P72"/>
          </table:table-cell>
          <table:table-cell table:style-name="WorkExperience.A1" office:value-type="string">
            <text:p text:style-name="P148">Designed, implemented, and tested the XtreemFS userspace client:</text:p>
            <text:list xml:id="list4200935689" text:style-name="L6">
              <text:list-item>
                <text:p text:style-name="P151">FUSE and Dokan (Windows FUSE-like library) interfaces</text:p>
              </text:list-item>
              <text:list-item>
                <text:p text:style-name="P151">Multiple pipelined ONC-RPC streams to a a single server</text:p>
              </text:list-item>
              <text:list-item>
                <text:p text:style-name="P151">Staged, event-driven concurrency for robust performance under load</text:p>
              </text:list-item>
              <text:list-item>
                <text:p text:style-name="P151">Close-to-open file caching with per-file page sizes</text:p>
              </text:list-item>
              <text:list-item>
                <text:p text:style-name="P151">Automatic failover between file replicas on timeout</text:p>
              </text:list-item>
              <text:list-item>
                <text:p text:style-name="P151">Heavily benchmarked under different I/O loads (iobench, dbench, metadata benchmarks)</text:p>
                <text:p text:style-name="P158">Finished two major XtreemFS releases, both used in production</text:p>
                <text:p text:style-name="P142">Collaborated with academic and industry partners in Europe, Israel, and China</text:p>
              </text:list-item>
            </text:list>
          </table:table-cell>
        </table:table-row>
      </table:table>
      <text:p text:style-name="P28"/>
      <text:p text:style-name="P2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39"><text:span text:style-name="T219">Open Source </text:span>Projects</text:p>
          </table:table-cell>
        </table:table-row>
        <table:table-row>
          <table:table-cell table:style-name="Table8.A1" office:value-type="string">
            <text:p text:style-name="P81">11/2015 –</text:p>
          </table:table-cell>
          <table:table-cell table:style-name="Table8.A1" office:value-type="string">
            <text:p text:style-name="P14"><text:a xlink:type="simple" xlink:href="https://github.com/minorg/dressdiscover" text:style-name="Internet_20_link" text:visited-style-name="Visited_20_Internet_20_Link"><text:span text:style-name="T50">D</text:span></text:a><text:a xlink:type="simple" xlink:href="https://github.com/minorg/dressdiscover" text:style-name="Internet_20_link" text:visited-style-name="Visited_20_Internet_20_Link"><text:span text:style-name="T38">ressDiscover</text:span></text:a><text:span text:style-name="T60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82">7/201<text:span text:style-name="T218">6</text:span> <text:span text:style-name="T217">–</text:span></text:p>
          </table:table-cell>
          <table:table-cell table:style-name="Table8.A1" office:value-type="string">
            <text:p text:style-name="P10"><text:a xlink:type="simple" xlink:href="https://github.com/minorg/pastpy" text:style-name="Internet_20_link" text:visited-style-name="Visited_20_Internet_20_Link"><text:span text:style-name="T84">Pastpy</text:span></text:a><text:span text:style-name="T89">: </text:span><text:span text:style-name="T90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83">7/2012 <text:span text:style-name="T217">–</text:span></text:p>
          </table:table-cell>
          <table:table-cell table:style-name="Table8.A1" office:value-type="string">
            <text:p text:style-name="P9"><text:a xlink:type="simple" xlink:href="https://github.com/minorg/thryft" text:style-name="Internet_20_link" text:visited-style-name="Visited_20_Internet_20_Link"><text:span text:style-name="T85">Thryft</text:span></text:a><text:span text:style-name="T89">: </text:span><text:span text:style-name="T91">compiler and </text:span><text:span text:style-name="T92">code generation framework for multilingual web applications</text:span></text:p>
          </table:table-cell>
        </table:table-row>
      </table:table>
      <text:p text:style-name="P29"/>
      <text:p text:style-name="P3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40"><text:span text:style-name="T168">Skills</text:span> </text:p>
          </table:table-cell>
        </table:table-row>
        <table:table-row>
          <table:table-cell table:style-name="Table4.A1" office:value-type="string">
            <text:p text:style-name="P58">Languages</text:p>
          </table:table-cell>
          <table:table-cell table:style-name="Table4.A1" office:value-type="string">
            <text:p text:style-name="P48">English (native); German (fluent)</text:p>
          </table:table-cell>
        </table:table-row>
        <table:table-row>
          <table:table-cell table:style-name="Table4.A1" office:value-type="string">
            <text:p text:style-name="P52">Programming</text:p>
          </table:table-cell>
          <table:table-cell table:style-name="Table4.A1" office:value-type="string">
            <text:p text:style-name="P48">Java; <text:span text:style-name="T106">Python; TypeScript; </text:span>C++; <text:span text:style-name="T162">C; </text:span>SQL; <text:span text:style-name="T146">C#; </text:span>JavaScript; <text:span text:style-name="T206">Scala</text:span></text:p>
          </table:table-cell>
        </table:table-row>
        <table:table-row>
          <table:table-cell table:style-name="Table4.A1" office:value-type="string">
            <text:p text:style-name="P52">Frameworks</text:p>
          </table:table-cell>
          <table:table-cell table:style-name="Table4.A1" office:value-type="string">
            <text:p text:style-name="P48">Thrift; Protobufs; <text:span text:style-name="T201">Flask;</text:span> <text:span text:style-name="T111">Bootstrap; Knockout.js; React.js</text:span></text:p>
          </table:table-cell>
        </table:table-row>
        <table:table-row>
          <table:table-cell table:style-name="Table4.A1" office:value-type="string">
            <text:p text:style-name="P52">Databases</text:p>
          </table:table-cell>
          <table:table-cell table:style-name="Table4.A1" office:value-type="string">
            <text:p text:style-name="P48"><text:span text:style-name="T108">ElasticSearch; </text:span>MongoDB; <text:span text:style-name="T108">Redis; PostgreSQL; SQL Server</text:span></text:p>
          </table:table-cell>
        </table:table-row>
        <table:table-row>
          <table:table-cell table:style-name="Table4.A1" office:value-type="string">
            <text:p text:style-name="P52">Platforms</text:p>
          </table:table-cell>
          <table:table-cell table:style-name="Table4.A1" office:value-type="string">
            <text:p text:style-name="P48">Windows; Debian- <text:span text:style-name="T160">and</text:span> RedHat-based Linux; OS X</text:p>
          </table:table-cell>
        </table:table-row>
        <table:table-row>
          <table:table-cell table:style-name="Table4.A1" office:value-type="string">
            <text:p text:style-name="P52">IDEs and tool<text:span text:style-name="T112">s</text:span></text:p>
          </table:table-cell>
          <table:table-cell table:style-name="Table4.A1" office:value-type="string">
            <text:p text:style-name="P48"><text:span text:style-name="T159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52">Revision control</text:p>
          </table:table-cell>
          <table:table-cell table:style-name="Table4.A1" office:value-type="string">
            <text:p text:style-name="P48">Git; Subversion</text:p>
          </table:table-cell>
        </table:table-row>
      </table:table>
      <text:p text:style-name="P20"/>
      <text:p text:style-name="P30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53"/>
          </table:table-cell>
          <table:table-cell table:style-name="Table2.B3" office:value-type="string">
            <text:p text:style-name="P41">Teaching Experience</text:p>
          </table:table-cell>
        </table:table-row>
        <table:table-row>
          <table:table-cell table:style-name="Table2.A2" office:value-type="string">
            <text:p text:style-name="P59"><text:span text:style-name="T193">0</text:span>2/2014 – <text:span text:style-name="T193">0</text:span>4/2014</text:p>
          </table:table-cell>
          <table:table-cell table:style-name="Table2.B3" office:value-type="string">
            <text:p text:style-name="P167"><text:span text:style-name="T5">SQL Fundamentals and Python Fundamentals workshops for Ph.D. students and post-doctoral researchers in </text:span><text:soft-page-break/><text:span text:style-name="T5">the natural sciences </text:span><text:span text:style-name="T8">at </text:span><text:span text:style-name="T10">Iowa State University</text:span><text:span text:style-name="T2"> </text:span><text:span text:style-name="T197">/ Ames, IA</text:span></text:p>
          </table:table-cell>
        </table:table-row>
        <table:table-row>
          <table:table-cell table:style-name="Table2.A3" office:value-type="string">
            <text:p text:style-name="P60"><text:span text:style-name="T194">01/</text:span>2002 – <text:span text:style-name="T194">05/</text:span>2004</text:p>
          </table:table-cell>
          <table:table-cell table:style-name="Table2.B3" office:value-type="string">
            <text:p text:style-name="P172">Technical supervision of Masters' theses <text:span text:style-name="T216">at </text:span>Oklahoma State University / Tulsa, OK</text:p>
          </table:table-cell>
        </table:table-row>
        <table:table-row>
          <table:table-cell table:style-name="Table2.A4" office:value-type="string">
            <text:p text:style-name="P60">01/2002 – 03/2002</text:p>
          </table:table-cell>
          <table:table-cell table:style-name="Table2.B4" office:value-type="string">
            <text:p text:style-name="P172">Mathematics tutoring for 6th and 7th graders at Tulsa Public Schools / Tulsa, OK</text:p>
          </table:table-cell>
        </table:table-row>
      </table:table>
      <text:p text:style-name="P33"/>
      <text:p text:style-name="P3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4"/>
          </table:table-cell>
          <table:table-cell table:style-name="Table7.A1" office:value-type="string">
            <text:p text:style-name="P42">Research Experience</text:p>
          </table:table-cell>
        </table:table-row>
        <table:table-row>
          <table:table-cell table:style-name="Table7.A1" office:value-type="string">
            <text:p text:style-name="P183">2005 – 2008</text:p>
          </table:table-cell>
          <table:table-cell table:style-name="Table7.A1" office:value-type="string">
            <text:p text:style-name="P159"><text:span text:style-name="T102">D</text:span><text:span text:style-name="T97">octoral student </text:span><text:span text:style-name="T93">/ University of Cambridge, Cambridge, UK</text:span></text:p>
          </table:table-cell>
        </table:table-row>
        <table:table-row>
          <table:table-cell table:style-name="Table7.A1" office:value-type="string">
            <text:p text:style-name="P185"/>
          </table:table-cell>
          <table:table-cell table:style-name="Table7.A1" office:value-type="string">
            <text:p text:style-name="P114">Supervisor: Jean Bacon</text:p>
            <text:list xml:id="list3209774332" text:style-name="L2">
              <text:list-header>
                <text:p text:style-name="P91">Examiners: Steven Hand, University of Cambridge; James Larus, Microsoft Research</text:p>
              </text:list-header>
            </text:list>
            <text:p text:style-name="P130">Research focus: high-performance web servers</text:p>
            <text:list xml:id="list120636020576505" text:continue-numbering="true" text:style-name="L2">
              <text:list-header>
                <text:p text:style-name="P91"><text:span text:style-name="T120">Dissertation: </text:span><text:a xlink:type="simple" xlink:href="http://www.cl.cam.ac.uk/techreports/UCAM-CL-TR-781.pdf" text:style-name="Internet_20_link" text:visited-style-name="Visited_20_Internet_20_Link"><text:span text:style-name="T28">Stage scheduling for CPU-intensive servers</text:span></text:a></text:p>
              </text:list-header>
            </text:list>
            <text:p text:style-name="P114">Funding: EPSRC grant for the EDSAC 21 project</text:p>
          </table:table-cell>
        </table:table-row>
        <table:table-row>
          <table:table-cell table:style-name="Table7.A1" office:value-type="string">
            <text:p text:style-name="P185"/>
          </table:table-cell>
          <table:table-cell table:style-name="Table7.A1" office:value-type="string">
            <text:p text:style-name="P160"/>
          </table:table-cell>
        </table:table-row>
        <table:table-row table:style-name="Table7.5">
          <table:table-cell table:style-name="Table7.A1" office:value-type="string">
            <text:p text:style-name="P183">2003 – 2005</text:p>
          </table:table-cell>
          <table:table-cell table:style-name="Table7.A1" office:value-type="string">
            <text:p text:style-name="P164">Student research assistant<text:span text:style-name="T176"> </text:span><text:span text:style-name="T120">/ </text:span><text:span text:style-name="T137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183"/>
          </table:table-cell>
          <table:table-cell table:style-name="Table7.A1" office:value-type="string">
            <text:p text:style-name="P161">Supervisors: Alexander Reinefeld, Hans-Ulrich Heiß</text:p>
            <text:p text:style-name="P163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183"/>
          </table:table-cell>
          <table:table-cell table:style-name="Table7.A1" office:value-type="string">
            <text:p text:style-name="P162"/>
          </table:table-cell>
        </table:table-row>
        <table:table-row table:style-name="Table7.5">
          <table:table-cell table:style-name="Table7.A1" office:value-type="string">
            <text:p text:style-name="P184">200<text:span text:style-name="T215">2</text:span> – 200<text:span text:style-name="T215">3</text:span></text:p>
          </table:table-cell>
          <table:table-cell table:style-name="Table7.A1" office:value-type="string">
            <text:p text:style-name="P165">Student research assistant<text:span text:style-name="T5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183"/>
          </table:table-cell>
          <table:table-cell table:style-name="Table7.A1" office:value-type="string">
            <text:p text:style-name="P131">Supervisor: Marcin Paprzycki</text:p>
            <text:p text:style-name="P131">Research focus: software agents, Semantic Web technologies</text:p>
            <text:list xml:id="list2668848539" text:style-name="L3">
              <text:list-header>
                <text:p text:style-name="P92">Diplomarbeit: <text:a xlink:type="simple" xlink:href="https://www.kbs.tu-berlin.de/menue/abschlussarbeiten_alte_version/abgeschlossene_arbeiten/gordon_minor/" text:style-name="Internet_20_link" text:visited-style-name="Visited_20_Internet_20_Link"><text:span text:style-name="T32">Staged design for highly concurrent web servers</text:span></text:a></text:p>
              </text:list-header>
            </text:list>
            <text:p text:style-name="P131">Funding: full academic scholarship from the State of Oklahoma</text:p>
          </table:table-cell>
        </table:table-row>
      </table:table>
      <text:p text:style-name="P34"/>
      <text:p text:style-name="P34"/>
      <table:table table:name="Table6" table:style-name="Table6">
        <table:table-column table:style-name="Table6.A"/>
        <table:table-row>
          <table:table-cell table:style-name="Table6.A1" office:value-type="string">
            <text:p text:style-name="P43"><text:span text:style-name="T211">Selected </text:span>Publications</text:p>
          </table:table-cell>
        </table:table-row>
        <table:table-row>
          <table:table-cell table:style-name="Table6.A1" office:value-type="string">
            <text:p text:style-name="P173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44"><text:span text:style-name="T249">Gordon, M.</text:span><text:span text:style-name="T250"> (2007). </text:span><text:span text:style-name="T246">Twisted in knots </text:span><text:span text:style-name="T247">[</text:span><text:span text:style-name="T248">a review of</text:span><text:span text:style-name="T247"> </text:span><text:span text:style-name="T154">Twisted Network Programming Essentials </text:span><text:span text:style-name="T155">by Abe Fettig]</text:span><text:span text:style-name="T246">.</text:span><text:span text:style-name="T250"> IEEE Distributed Systems Online, (3), 5. </text:span><text:span text:style-name="T156"><text:s/></text:span></text:p>
          </table:table-cell>
        </table:table-row>
        <table:table-row>
          <table:table-cell table:style-name="Table6.A1" office:value-type="string">
            <text:p text:style-name="P174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74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74"><text:span text:style-name="T1">Gordon, M.</text:span> (2005). An introduction to network programming the <text:span text:style-name="T221">P</text:span>ython way [<text:span text:style-name="T212">a review of </text:span><text:span text:style-name="T177">Foundations of Python Network Programming</text:span><text:span text:style-name="T212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74">Gawinecki, M., <text:span text:style-name="T1">Gordon, M.</text:span>, Kaczmarek, P., &amp; Paprzycki, M. (2005). The problem of agent-client communication on the <text:span text:style-name="T222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74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74"><text:span text:style-name="T1">Gordon, M.</text:span> (2004). A Textbook for the Semantic Web <text:span text:style-name="T212">[a review of </text:span><text:span text:style-name="T177">Knowledge Representation</text:span><text:span text:style-name="T212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74"><text:span text:style-name="T1">Gordon, M.</text:span> (2004). An introduction to RDF technologies: Too little, too soon <text:span text:style-name="T213">[a review of </text:span><text:span text:style-name="T178">Practical RDF</text:span><text:span text:style-name="T213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74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74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4-25T12:06:34.142000000</dc:date>
    <meta:editing-duration>P1DT14H46M53S</meta:editing-duration>
    <meta:editing-cycles>1130</meta:editing-cycles>
    <meta:generator>LibreOffice/6.0.2.1$Windows_X86_64 LibreOffice_project/f7f06a8f319e4b62f9bc5095aa112a65d2f3ac89</meta:generator>
    <dc:title>Minor E. Gordon, Ph.D. - Curriculum Vitae</dc:title>
    <meta:document-statistic meta:table-count="10" meta:image-count="0" meta:object-count="0" meta:page-count="5" meta:paragraph-count="214" meta:word-count="2223" meta:character-count="15939" meta:non-whitespace-character-count="13931"/>
  </office:meta>
</office:document-meta>
</file>